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2fe5" officeooo:paragraph-rsid="000a2fe5"/>
    </style:style>
    <style:style style:name="P2" style:family="paragraph" style:parent-style-name="Standard" style:list-style-name="L3">
      <style:text-properties officeooo:paragraph-rsid="0013e18a"/>
    </style:style>
    <style:style style:name="P3" style:family="paragraph" style:parent-style-name="Standard">
      <style:text-properties officeooo:rsid="0015ed11" officeooo:paragraph-rsid="0015ed11"/>
    </style:style>
    <style:style style:name="P4" style:family="paragraph" style:parent-style-name="Standard">
      <style:text-properties officeooo:rsid="00161660" officeooo:paragraph-rsid="00161660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a2fe5" officeooo:paragraph-rsid="0013e18a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3e18a" officeooo:paragraph-rsid="000a2fe5"/>
    </style:style>
    <style:style style:name="P7" style:family="paragraph" style:parent-style-name="Heading_20_2" style:list-style-name=""/>
    <style:style style:name="P8" style:family="paragraph" style:parent-style-name="Heading_20_2">
      <style:text-properties officeooo:rsid="00164ca9" officeooo:paragraph-rsid="00164ca9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 style:list-style-name="L1">
      <style:text-properties officeooo:paragraph-rsid="000a2fe5"/>
    </style:style>
    <style:style style:name="P11" style:family="paragraph" style:parent-style-name="Text_20_body" style:list-style-name="L1">
      <style:text-properties officeooo:paragraph-rsid="000c6101"/>
    </style:style>
    <style:style style:name="P12" style:family="paragraph" style:parent-style-name="Text_20_body" style:list-style-name="L1">
      <style:text-properties officeooo:paragraph-rsid="00125dfc"/>
    </style:style>
    <style:style style:name="P13" style:family="paragraph" style:parent-style-name="Text_20_body">
      <style:text-properties officeooo:rsid="000c6101" officeooo:paragraph-rsid="000c6101"/>
    </style:style>
    <style:style style:name="P14" style:family="paragraph" style:parent-style-name="Text_20_body">
      <style:text-properties officeooo:rsid="000c6101" officeooo:paragraph-rsid="0013e18a"/>
    </style:style>
    <style:style style:name="P15" style:family="paragraph" style:parent-style-name="Text_20_body" style:list-style-name="L1">
      <style:paragraph-properties fo:text-align="start" style:justify-single-word="false"/>
    </style:style>
    <style:style style:name="P16" style:family="paragraph" style:parent-style-name="Text_20_body">
      <style:text-properties officeooo:rsid="00164ca9" officeooo:paragraph-rsid="00164ca9"/>
    </style:style>
    <style:style style:name="P1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0c6101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rsid="000c6101" officeooo:paragraph-rsid="000c6101"/>
    </style:style>
    <style:style style:name="P19" style:family="paragraph" style:parent-style-name="Text_20_body">
      <style:paragraph-properties fo:margin-left="2.501cm" fo:margin-right="0cm" fo:text-indent="0cm" style:auto-text-indent="false"/>
      <style:text-properties officeooo:paragraph-rsid="000dec1e"/>
    </style:style>
    <style:style style:name="P20" style:family="paragraph" style:parent-style-name="Text_20_body">
      <style:paragraph-properties fo:margin-left="2.501cm" fo:margin-right="0cm" fo:text-indent="0cm" style:auto-text-indent="false"/>
      <style:text-properties officeooo:paragraph-rsid="000fd1d6"/>
    </style:style>
    <style:style style:name="P21" style:family="paragraph" style:parent-style-name="Text_20_body">
      <style:paragraph-properties fo:margin-left="2.501cm" fo:margin-right="0cm" fo:text-indent="0cm" style:auto-text-indent="false"/>
      <style:text-properties officeooo:rsid="0013e18a" officeooo:paragraph-rsid="00150a6b"/>
    </style:style>
    <style:style style:name="P22" style:family="paragraph" style:parent-style-name="Text_20_body">
      <style:paragraph-properties fo:margin-left="3.752cm" fo:margin-right="0cm" fo:text-indent="0cm" style:auto-text-indent="false"/>
      <style:text-properties officeooo:rsid="0013e18a" officeooo:paragraph-rsid="00150a6b"/>
    </style:style>
    <style:style style:name="T1" style:family="text">
      <style:text-properties officeooo:rsid="000a2fe5"/>
    </style:style>
    <style:style style:name="T2" style:family="text">
      <style:text-properties officeooo:rsid="0013e18a"/>
    </style:style>
    <style:style style:name="T3" style:family="text">
      <style:text-properties officeooo:rsid="00150a6b"/>
    </style:style>
    <style:style style:name="T4" style:family="text">
      <style:text-properties officeooo:rsid="0015ed11"/>
    </style:style>
    <style:style style:name="T5" style:family="text">
      <style:text-properties officeooo:rsid="00172f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Imlook4d pharmacokinetic models</text:h>
      <text:p text:style-name="P16">Jan Axelsson <text:span text:style-name="T5">2017-MAR-09</text:span></text:p>
      <text:h text:style-name="Heading_20_2" text:outline-level="2">NEW <text:span text:style-name="T1">functions</text:span></text:h>
      <text:h text:style-name="Heading_20_3" text:outline-level="3">A new framework</text:h>
      <text:p text:style-name="P13">Path: imlook4d/MODELS/imlook4d_model/models/</text:p>
      <text:list xml:id="list1396018644" text:style-name="L1">
        <text:list-item>
          <text:p text:style-name="P10"><text:span text:style-name="T4">ROI-based methods (too slow for imagebased)</text:span></text:p>
        </text:list-item>
        <text:list-item>
          <text:p text:style-name="P15">TACT structure</text:p>
        </text:list-item>
      </text:list>
      <text:p text:style-name="P17"><text:s text:c="14"/>TACT .mean <text:s text:c="7"/>2D matrix - ROI data in columns</text:p>
      <text:p text:style-name="P17"><text:s text:c="14"/>TACT .midtime <text:s text:c="4"/>1D matrix - frame midtime in column</text:p>
      <text:p text:style-name="P17"><text:s text:c="14"/>TACT .duration <text:s text:c="3"/>1D matrix - frame duration in column</text:p>
      <text:p text:style-name="P17"><text:s text:c="14"/>TACT .names <text:s text:c="6"/>Cell - ROI names</text:p>
      <text:list xml:id="list164926901237186" text:continue-numbering="true" text:style-name="L1">
        <text:list-item>
          <text:p text:style-name="P11"><text:span text:style-name="T1">Uses model function that calculates the time-activity curve for given coefficients and input function</text:span></text:p>
        </text:list-item>
      </text:list>
      <text:p text:style-name="P20"><text:span text:style-name="T1">y = Logan(t,dt, Cref ,coefficients </text:span></text:p>
      <text:p text:style-name="P18">y = srtm(t,dt, Cref , <text:span text:style-name="T1">coefficients</text:span>, model)</text:p>
      <text:list xml:id="list164926502730118" text:continue-numbering="true" text:style-name="L1">
        <text:list-item>
          <text:p text:style-name="P12"><text:span text:style-name="T1">Non-linerar fits are used to find the coefficients that best describe the measured data. <text:s/>This is done with the helperfunction:</text:span></text:p>
        </text:list-item>
      </text:list>
      <text:p text:style-name="P19"><text:span text:style-name="T1">[TACT_out coefficients] = </text:span></text:p>
      <text:p text:style-name="P19"><text:span text:style-name="T1">regionalModel( TACT, inputFunction, modelFunction, pguess, varargin)</text:span></text:p>
      <text:list xml:id="list3929262827" text:style-name="L3">
        <text:list-item>
          <text:p text:style-name="P2"><text:span text:style-name="T2">In addition, helper functions to transform data exists:</text:span></text:p>
        </text:list-item>
      </text:list>
      <text:p text:style-name="P21"><text:span text:style-name="T3">[TACT_out] = </text:span>resample1D( TACT, method, varargin) <text:line-break/><text:span text:style-name="T3">which can transform TACT:</text:span></text:p>
      <text:p text:style-name="P22"><text:span text:style-name="T3">create new time points<text:line-break/>modify time scale<text:line-break/>modify axes (to Logan)<text:line-break/></text:span></text:p>
      <text:p text:style-name="P14"/>
      <text:h text:style-name="Heading_20_3" text:outline-level="3">Functions <text:span text:style-name="T2">implemented with this framework:</text:span></text:h>
      <text:p text:style-name="P5">[R1, k2, BP] = imlook4d_srtm(TACT, refColumn, model)</text:p>
      <text:p text:style-name="P6"/>
      <text:h text:style-name="P7" text:outline-level="2"/>
      <text:h text:style-name="P9" text:outline-level="2">OLD functions</text:h>
      <text:p text:style-name="P3">Image based models. <text:s/></text:p>
      <text:p text:style-name="P3"/>
      <text:p text:style-name="P3">These can be tricked to be used with ROI-based by making an image with a few pixels representing the ROI values.</text:p>
      <text:p text:style-name="P1"/>
      <text:p text:style-name="P1">[outputData, X, Y] = imlook4d_logan(dataMatrix, time, duration, startFrame, endFrame, referenceData, type)</text:p>
      <text:p text:style-name="P1"/>
      <text:p text:style-name="P1">[outputData, X, Y]=imlook4d_zhou(dataMatrix, time, duration, startFrame, endFrame, referenceData, type)</text:p>
      <text:p text:style-name="P1"/>
      <text:p text:style-name="P4">outputImage=water( handles, matrix,outputFrameRange)</text:p>
      <text:p text:style-name="P1"/>
      <text:p text:style-name="P1"/>
      <text:p text:style-name="P1">function [outputData, X, Y]=imlook4d_logan(dataMatrix, time, duration, startFrame, endFrame, referenceData, type)</text:p>
      <text:p text:style-name="P1">%function outputData=imlook4d_logan(dataMatrix, time, duration, startFrame, endFrame, referenceData, type)</text:p>
      <text:p text:style-name="P1">%</text:p>
      <text:p text:style-name="P1">% Logan parametric image for imlook4d</text:p>
      <text:p text:style-name="P1">%</text:p>
      <text:p text:style-name="P1">% Input:</text:p>
      <text:p text:style-name="P1">% <text:s text:c="10"/>dataMatrix <text:s text:c="5"/>4D dynamic scan</text:p>
      <text:p text:style-name="P1">% <text:s text:c="10"/>time <text:s text:c="11"/>1D time for each frame (unit seconds)</text:p>
      <text:p text:style-name="P1">% <text:s text:c="10"/>duration <text:s text:c="7"/>1D duration for each frame (unit seconds)</text:p>
      <text:p text:style-name="P1">% <text:s text:c="10"/>startFrame <text:s text:c="5"/>first frame for line fit</text:p>
      <text:p text:style-name="P1">% <text:s text:c="10"/>endFrame <text:s text:c="7"/>last frame for line fit</text:p>
      <text:p text:style-name="P1">% <text:s text:c="10"/>referenceData <text:s text:c="2"/>1D time-activity data for reference data (plasma)</text:p>
      <text:p text:style-name="P1">% <text:s text:c="10"/>type <text:s text:c="11"/>'slope' or 'intercept'. <text:s/>'slope2' for pca-based (orthogonal regression )</text:p>
      <text:p text:style-name="P1">%</text:p>
      <text:p text:style-name="P1">% Output:</text:p>
      <text:p text:style-name="P1">% <text:s text:c="10"/>outputData <text:s/>parametric image (2D matrix) <text:s text:c="7"/></text:p>
      <text:p text:style-name="P1">% <text:s text:c="10"/>X <text:s text:c="10"/>optional - new X axes for each pixel (2D matrix)</text:p>
      <text:p text:style-name="P1">% <text:s text:c="10"/>Y <text:s text:c="10"/>optional - new Y axes for each pixel (2D matrix)</text:p>
      <text:p text:style-name="P1">%</text:p>
      <text:p text:style-name="P1">% Jan Axelsson</text:p>
      <text:p text:style-name="Standard"/>
      <text:p text:style-name="Standard"/>
      <text:p text:style-name="P1">function [outputData, X, Y]=imlook4d_zhou(dataMatrix, time, duration, startFrame, endFrame, referenceData, type)</text:p>
      <text:p text:style-name="P1">%</text:p>
      <text:p text:style-name="P1">% Zhou zhou-like parametric image for imlook4d</text:p>
      <text:p text:style-name="P1">%</text:p>
      <text:p text:style-name="P1">% Input:</text:p>
      <text:p text:style-name="P1">% <text:s text:c="10"/>dataMatrix <text:s text:c="5"/>4D dynamic scan</text:p>
      <text:p text:style-name="P1">% <text:s text:c="10"/>time <text:s text:c="11"/>1D time for each frame (unit seconds)</text:p>
      <text:p text:style-name="P1">% <text:s text:c="10"/>duration <text:s text:c="7"/>1D duration for each frame (unit seconds)</text:p>
      <text:p text:style-name="P1">% <text:s text:c="10"/>startFrame <text:s text:c="5"/>first frame for line fit</text:p>
      <text:p text:style-name="P1">% <text:s text:c="10"/>endFrame <text:s text:c="7"/>last frame for line fit</text:p>
      <text:p text:style-name="P1">% <text:s text:c="10"/>referenceData <text:s text:c="2"/>1D time-activity data for reference data (plasma)</text:p>
      <text:p text:style-name="P1"><text:soft-page-break/>% <text:s text:c="10"/>type <text:s text:c="11"/>'slope' or 'intercept'. <text:s/>'slope2' for pca-based (orthogonal regression )</text:p>
      <text:p text:style-name="P1">%</text:p>
      <text:p text:style-name="P1">% Output:</text:p>
      <text:p text:style-name="P1">% <text:s text:c="10"/>outputData <text:s/>parametric image (2D matrix) <text:s text:c="7"/></text:p>
      <text:p text:style-name="P1">% <text:s text:c="10"/>X <text:s text:c="10"/>optional - new X axes for each pixel (2D matrix)</text:p>
      <text:p text:style-name="P1">% <text:s text:c="10"/>Y <text:s text:c="10"/>optional - new Y axes for each pixel (2D matrix)</text:p>
      <text:p text:style-name="P1">%</text:p>
      <text:p text:style-name="P1">% Jan Axelsson</text:p>
      <text:p text:style-name="Standard"/>
      <text:p text:style-name="P1">function [R1, k2, BP] = imlook4d_srtm(TACT, refColumn, model)</text:p>
      <text:p text:style-name="P1">%</text:p>
      <text:p text:style-name="P1">% srtm function for imlook4d</text:p>
      <text:p text:style-name="P1">%</text:p>
      <text:p text:style-name="P1">% Input:</text:p>
      <text:p text:style-name="P1">% <text:s text:c="10"/>TACT <text:s text:c="11"/>struct containing arrays</text:p>
      <text:p text:style-name="P1">% <text:s text:c="14"/>mean <text:s text:c="7"/>2D matrix - ROI data in columns</text:p>
      <text:p text:style-name="P1">% <text:s text:c="14"/>midtime <text:s text:c="4"/>1D matrix - frame midtime in column</text:p>
      <text:p text:style-name="P1">% <text:s text:c="14"/>duration <text:s text:c="3"/>1D matrix - frame duration in column</text:p>
      <text:p text:style-name="P1">% <text:s text:c="14"/>names <text:s text:c="6"/>Cell - ROI names</text:p>
      <text:p text:style-name="P1">% <text:s text:c="17"/></text:p>
      <text:p text:style-name="P1">% <text:s text:c="10"/>refColumn <text:s text:c="6"/>column number for reference region</text:p>
      <text:p text:style-name="P1">% <text:s text:c="10"/>model <text:s text:c="10"/>'Turku', 'Lammertsma' or 'Zhou'</text:p>
      <text:p text:style-name="P1">%</text:p>
      <text:p text:style-name="P1">% Output:</text:p>
      <text:p text:style-name="P1">% <text:s text:c="10"/>[R1, k2, BP] <text:s text:c="3"/>SRTM </text:p>
      <text:p text:style-name="P1">%</text:p>
      <text:p text:style-name="P1">% Example:</text:p>
      <text:p text:style-name="P1">% <text:s text:c="2"/>From imlook4d menu: "SCRIPTS/ROI/ROI data to workspace"</text:p>
      <text:p text:style-name="P1">% <text:s text:c="2"/>imlook4d_srtm(imlook4d_ROI_data, 1, 'Turku');</text:p>
      <text:p text:style-name="P1">%</text:p>
      <text:p text:style-name="P1">%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6:17:38.552712000</meta:creation-date>
    <meta:generator>LibreOffice/5.3.0.3$MacOSX_X86_64 LibreOffice_project/7074905676c47b82bbcfbea1aeefc84afe1c50e1</meta:generator>
    <dc:date>2017-03-09T16:48:22.456330000</dc:date>
    <meta:editing-duration>PT30M38S</meta:editing-duration>
    <meta:editing-cycles>14</meta:editing-cycles>
    <meta:document-statistic meta:table-count="0" meta:image-count="0" meta:object-count="0" meta:page-count="3" meta:paragraph-count="89" meta:word-count="535" meta:character-count="4020" meta:non-whitespace-character-count="2971"/>
  </office:meta>
</office:document-meta>
</file>